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8.5" calcext:value-type="float">
            <text:p>3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4:11:20.606456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8T14:11:39.742578779</dc:date>
    <meta:editing-duration>PT4H23M51S</meta:editing-duration>
    <meta:editing-cycles>57</meta:editing-cycles>
    <meta:document-statistic meta:table-count="2" meta:cell-count="1053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